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806"/>
    </style:style>
    <style:style style:name="P2" style:family="paragraph" style:parent-style-name="Standard">
      <style:text-properties officeooo:rsid="00099806" officeooo:paragraph-rsid="00099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 7:</text:p>
      <text:p text:style-name="P2"/>
      <text:p text:style-name="P1">Linux Ubuntu 64 бит:</text:p>
      <text:p text:style-name="P1">char: 1</text:p>
      <text:p text:style-name="P1">bool: 1</text:p>
      <text:p text:style-name="P1">wchar_t: 4</text:p>
      <text:p text:style-name="P1">short: 2</text:p>
      <text:p text:style-name="P1">int: 4</text:p>
      <text:p text:style-name="P1">long: 8</text:p>
      <text:p text:style-name="P1">long long: 8</text:p>
      <text:p text:style-name="P1">float: 4</text:p>
      <text:p text:style-name="P1">double: 8</text:p>
      <text:p text:style-name="P1">long double: 16</text:p>
      <text:p text:style-name="P1">size_t: 8</text:p>
      <text:p text:style-name="P1">ptrdiff_t: 8</text:p>
      <text:p text:style-name="P1">void*: 8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22:45:51.765770989</meta:creation-date>
    <dc:date>2020-09-08T22:46:43.260414073</dc:date>
    <meta:editing-duration>PT55S</meta:editing-duration>
    <meta:editing-cycles>1</meta:editing-cycles>
    <meta:document-statistic meta:table-count="0" meta:image-count="0" meta:object-count="0" meta:page-count="1" meta:paragraph-count="15" meta:word-count="34" meta:character-count="148" meta:non-whitespace-character-count="129"/>
    <meta:generator>LibreOffice/6.4.4.2$Linux_X86_64 LibreOffice_project/40$Build-2</meta:generator>
  </office:meta>
</office:document-meta>
</file>